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4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3.72533333333333cm"/>
    </style:style>
    <style:style style:name="co2" style:family="table-column">
      <style:table-column-properties fo:break-before="auto" style:column-width="13.885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8.5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rug Classification Type Code</text:p>
          </table:table-cell>
          <table:table-cell office:value-type="string" table:style-name="ce2">
            <text:p>Drug Classification Type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3">
            <text:p>Analgesics, Antipyretics, Nonsteroidal Anti-inflammatory Medicines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3">
            <text:p>Antacids and Antiulcer Drugs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3">
            <text:p>Antiallergics and Medicines used in Anaphylaxi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3">
            <text:p>Anti-Alzheimer and Anti-Parkinsonism Drug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3">
            <text:p>Anticonvulsants/ Antiepileptic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3">
            <text:p>Antidiarrheal and Laxative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7</text:p>
          </table:table-cell>
          <table:table-cell office:value-type="string" table:style-name="ce3">
            <text:p>Antidotes and Other Substances used in Poisoning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8</text:p>
          </table:table-cell>
          <table:table-cell office:value-type="string" table:style-name="ce3">
            <text:p>Antiemetic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9</text:p>
          </table:table-cell>
          <table:table-cell office:value-type="string" table:style-name="ce3">
            <text:p>Anti-infective Medicines</text:p>
          </table:table-cell>
          <table:table-cell table:number-columns-repeated="16382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3">
            <text:p>Antimigraine medicines</text:p>
          </table:table-cell>
          <table:table-cell table:number-columns-repeated="16382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3">
            <text:p>Antineoplastic, immunosuppressives and medicines used in palliative care</text:p>
          </table:table-cell>
          <table:table-cell table:number-columns-repeated="16382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3">
            <text:p>Antiseptics and Disinfectants</text:p>
          </table:table-cell>
          <table:table-cell table:number-columns-repeated="16382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3">
            <text:p>Cardiovascular medicines</text:p>
          </table:table-cell>
          <table:table-cell table:number-columns-repeated="16382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string" table:style-name="ce3">
            <text:p>Dermatological medicines</text:p>
          </table:table-cell>
          <table:table-cell table:number-columns-repeated="16382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3">
            <text:p>Diagnostic agents</text:p>
          </table:table-cell>
          <table:table-cell table:number-columns-repeated="16382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string" table:style-name="ce3">
            <text:p>Dialysis Fluids</text:p>
          </table:table-cell>
          <table:table-cell table:number-columns-repeated="16382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3">
            <text:p>Disease Modifying Anti-Rheumatic Drugs (DMARDs) and Drugs of Gout</text:p>
          </table:table-cell>
          <table:table-cell table:number-columns-repeated="16382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string" table:style-name="ce3">
            <text:p>Diuretics</text:p>
          </table:table-cell>
          <table:table-cell table:number-columns-repeated="16382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3">
            <text:p>Drug in Osteoporosis</text:p>
          </table:table-cell>
          <table:table-cell table:number-columns-repeated="16382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string" table:style-name="ce3">
            <text:p>Drugs for Anaesthesia</text:p>
          </table:table-cell>
          <table:table-cell table:number-columns-repeated="16382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3">
            <text:p>Drugs for Inflammatory Bowel Disease</text:p>
          </table:table-cell>
          <table:table-cell table:number-columns-repeated="16382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string" table:style-name="ce3">
            <text:p>Drugs for Myasthenia Gravis</text:p>
          </table:table-cell>
          <table:table-cell table:number-columns-repeated="16382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3">
            <text:p>Drugs for Respiratory Diseases</text:p>
          </table:table-cell>
          <table:table-cell table:number-columns-repeated="16382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string" table:style-name="ce3">
            <text:p>Hormones, other endocrine medicines and contraceptives</text:p>
          </table:table-cell>
          <table:table-cell table:number-columns-repeated="16382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3">
            <text:p>Immunologicals</text:p>
          </table:table-cell>
          <table:table-cell table:number-columns-repeated="16382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string" table:style-name="ce3">
            <text:p>Muscle Relaxants (Peripherally acting) and Cholinesterase Inhibitors</text:p>
          </table:table-cell>
          <table:table-cell table:number-columns-repeated="16382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table:style-name="ce3">
            <text:p>Ophthalmological Preparations</text:p>
          </table:table-cell>
          <table:table-cell table:number-columns-repeated="16382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string" table:style-name="ce3">
            <text:p>Psychotherapeutic Medicines</text:p>
          </table:table-cell>
          <table:table-cell table:number-columns-repeated="16382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table:style-name="ce3">
            <text:p>Solutions correcting water, electrolyte and acid-base disturbances</text:p>
          </table:table-cell>
          <table:table-cell table:number-columns-repeated="16382"/>
        </table:table-row>
        <table:table-row table:style-name="ro2">
          <table:table-cell office:value-type="float" office:value="30" table:style-name="ce4">
            <text:p>30</text:p>
          </table:table-cell>
          <table:table-cell office:value-type="string" table:style-name="ce3">
            <text:p>Vitamins and Minerals</text:p>
          </table:table-cell>
          <table:table-cell table:number-columns-repeated="16382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AKRITI</meta:initial-creator>
    <dc:creator>Apoorva Sharma</dc:creator>
    <meta:creation-date>2020-01-08T14:28:51Z</meta:creation-date>
    <dc:date>2020-04-29T12:09:04Z</dc:date>
    <meta:user-defined meta:name="WorkbookGuid">3c879cf9-1565-4f8b-b7a9-a1b9058becd6</meta:user-defined>
    <meta:user-defined meta:name="ConnectionInfosStorage">WorkbookXmlParts</meta:user-defined>
  </office:meta>
</office:document-meta>
</file>